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rsid="001be743" officeooo:paragraph-rsid="001be743"/>
    </style:style>
    <style:style style:name="P2" style:family="paragraph" style:parent-style-name="Text_20_body" style:list-style-name="L1"/>
    <style:style style:name="P3"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4" style:family="paragraph" style:parent-style-name="Text_20_body" style:list-style-name="L2"/>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c 20 Computer programing <text:s/>with python</text:h>
      <text:h text:style-name="Heading_20_1" text:outline-level="1">Fitness Tracker App with OOP and Gradio</text:h>
      <text:p text:style-name="Text_20_body">This notebook guides you through building a simple <text:span text:style-name="Strong_20_Emphasis">Fitness Tracker</text:span> application in Python using Object-Oriented Programming (OOP) and Gradio for the web interface. We will start with fundamental OOP concepts, define classes for exercises and workouts, apply SOLID design principles, and finally create a clean, interactive web app using Gradio. The target audience is new developers (e.g. high-school graduates familiar with basic HTML/CSS/JS) learning Python and OOP. By the end, you will have a functional workout tracker app where users can <text:span text:style-name="Strong_20_Emphasis">create</text:span>, <text:span text:style-name="Strong_20_Emphasis">list</text:span>, <text:span text:style-name="Strong_20_Emphasis">filter</text:span>, <text:span text:style-name="Strong_20_Emphasis">edit</text:span>, and <text:span text:style-name="Strong_20_Emphasis">delete</text:span> workouts.</text:p>
      <text:list text:style-name="L1">
        <text:list-item>
          <text:p text:style-name="P2"><text:span text:style-name="Strong_20_Emphasis">Key Topics:</text:span> Classes and objects, encapsulation, OOP design, SOLID principles, web interfaces with Gradio.</text:p>
        </text:list-item>
        <text:list-item>
          <text:p text:style-name="P2"><text:span text:style-name="Strong_20_Emphasis">Tools:</text:span> Google Colab (or local Python environment) with <text:span text:style-name="Source_20_Text">gradio</text:span> library installed.</text:p>
        </text:list-item>
        <text:list-item>
          <text:p text:style-name="P2"><text:span text:style-name="Strong_20_Emphasis">Flow:</text:span> We will build from simple class definitions to a fully working web app in a step-by-step manner.</text:p>
        </text:list-item>
      </text:list>
      <text:h text:style-name="Heading_20_2" text:outline-level="2">Setup the Environment</text:h>
      <text:p text:style-name="Text_20_body">First, install and import any necessary packages. We will use Gradio for the web interface. In Google Colab, run:</text:p>
      <text:p text:style-name="Preformatted_20_Text">python</text:p>
      <text:p text:style-name="Preformatted_20_Text">CopyEdit</text:p>
      <text:p text:style-name="P3"><text:span text:style-name="Source_20_Text">!pip install gradio</text:span></text:p>
      <text:p text:style-name="Text_20_body">If you run this notebook locally, open a terminal (or command prompt) and use <text:span text:style-name="Source_20_Text">pip install gradio</text:span>. Gradio will allow us to create interactive UI elements (text boxes, buttons, etc.) for our app without needing HTML/CSS.</text:p>
      <text:p text:style-name="Preformatted_20_Text">python</text:p>
      <text:p text:style-name="Preformatted_20_Text">CopyEdit</text:p>
      <text:p text:style-name="P3"><text:span text:style-name="Source_20_Text">import gradio as gr</text:span></text:p>
      <text:p text:style-name="Text_20_body">We will also define our classes and functions in Python cells below. If you use Colab, just run each code cell in order. If running locally, you can execute the notebook using Jupyter or convert it to a script.</text:p>
      <text:p text:style-name="Horizontal_20_Line"/>
      <text:h text:style-name="Heading_20_2" text:outline-level="2">Basic OOP Concepts</text:h>
      <text:p text:style-name="Text_20_body">Before coding, let's review a few OOP fundamentals in Python:</text:p>
      <text:list text:style-name="L2">
        <text:list-item>
          <text:p text:style-name="P4"><text:soft-page-break/><text:span text:style-name="Strong_20_Emphasis">Class &amp; Object:</text:span> A <text:span text:style-name="Emphasis">class</text:span> is a blueprint for creating <text:span text:style-name="Emphasis">objects</text:span> (instances). For example, an <text:span text:style-name="Source_20_Text">Exercise</text:span> class can define what data (attributes) and behaviors (methods) an exercise has.</text:p>
        </text:list-item>
        <text:list-item>
          <text:p text:style-name="P4"><text:span text:style-name="Strong_20_Emphasis">Attributes &amp; Methods:</text:span> Attributes are variables tied to the object (like <text:span text:style-name="Source_20_Text">name</text:span> or <text:span text:style-name="Source_20_Text">duration</text:span>), and methods are functions that operate on an object's data (like computing total time).</text:p>
        </text:list-item>
        <text:list-item>
          <text:p text:style-name="P4"><text:span text:style-name="Strong_20_Emphasis">Encapsulation:</text:span> Group related data and behavior inside classes. Objects manage their own state.</text:p>
        </text:list-item>
        <text:list-item>
          <text:p text:style-name="P4"><text:span text:style-name="Strong_20_Emphasis">Instantiation:</text:span> Creating an object (instance) from a class, e.g. <text:span text:style-name="Source_20_Text">pushups = Exercise("Push-ups", 10)</text:span> creates an <text:span text:style-name="Source_20_Text">Exercise</text:span> object.</text:p>
        </text:list-item>
        <text:list-item>
          <text:p text:style-name="P4"><text:span text:style-name="Strong_20_Emphasis">SOLID Principles:</text:span> We'll design our classes with SOLID principles in mind. For example, the <text:span text:style-name="Strong_20_Emphasis">Single-Responsibility Principle</text:span> says <text:span text:style-name="Emphasis">“A class should have only one reason to change”</text:span><text:a xlink:type="simple" xlink:href="https://realpython.com/solid-principles-python/#:~:text=The%20single" office:target-frame-name="_blank" xlink:show="new" text:style-name="Internet_20_link" text:visited-style-name="Visited_20_Internet_20_Link">realpython.com</text:a>. This helps keep classes focused and maintainable.</text:p>
        </text:list-item>
      </text:list>
      <text:p text:style-name="Text_20_body">Let's start by defining a simple <text:span text:style-name="Source_20_Text">Exercise</text:span> class.</text:p>
      <text:h text:style-name="Heading_20_2" text:outline-level="2">Defining the Exercise Class</text:h>
      <text:p text:style-name="Text_20_body">An <text:span text:style-name="Strong_20_Emphasis">Exercise</text:span> has a name (e.g. "Running") and a duration in minutes. We'll make a class with these attributes, plus a <text:span text:style-name="Source_20_Text">__str__</text:span> method to display it nicely. Each object of <text:span text:style-name="Source_20_Text">Exercise</text:span> holds its own data (name and duration).</text:p>
      <text:p text:style-name="Preformatted_20_Text">python</text:p>
      <text:p text:style-name="Preformatted_20_Text">CopyEdit</text:p>
      <text:p text:style-name="P5"><text:span text:style-name="Source_20_Text">class Exercise:</text:span></text:p>
      <text:p text:style-name="P6"><text:span text:style-name="Source_20_Text"><text:s text:c="4"/>def __init__(self, name, duration_minutes):</text:span></text:p>
      <text:p text:style-name="P6"><text:span text:style-name="Source_20_Text"><text:s text:c="8"/>"""</text:span></text:p>
      <text:p text:style-name="P6"><text:span text:style-name="Source_20_Text"><text:s text:c="8"/>Initialize a new Exercise.</text:span></text:p>
      <text:p text:style-name="P6"><text:span text:style-name="Source_20_Text"><text:s text:c="8"/>Args:</text:span></text:p>
      <text:p text:style-name="P6"><text:span text:style-name="Source_20_Text"><text:s text:c="12"/>name (str): Name of the exercise.</text:span></text:p>
      <text:p text:style-name="P6"><text:span text:style-name="Source_20_Text"><text:s text:c="12"/>duration_minutes (int): Duration of exercise in minutes.</text:span></text:p>
      <text:p text:style-name="P6"><text:span text:style-name="Source_20_Text"><text:s text:c="8"/>"""</text:span></text:p>
      <text:p text:style-name="P6"><text:span text:style-name="Source_20_Text"><text:s text:c="8"/>self.name = name</text:span></text:p>
      <text:p text:style-name="P6"><text:span text:style-name="Source_20_Text"><text:s text:c="8"/>self.duration_minutes = duration_minutes</text:span></text:p>
      <text:p text:style-name="P6"/>
      <text:p text:style-name="P6"><text:span text:style-name="Source_20_Text"><text:s text:c="4"/>def __str__(self):</text:span></text:p>
      <text:p text:style-name="P6"><text:span text:style-name="Source_20_Text"><text:s text:c="8"/>"""String representation: 'Name: X min'."""</text:span></text:p>
      <text:p text:style-name="P6"><text:span text:style-name="Source_20_Text"><text:s text:c="8"/>return f"{self.name}: {self.duration_minutes} min"</text:span></text:p>
      <text:p text:style-name="P6"/>
      <text:p text:style-name="P6"><text:span text:style-name="Source_20_Text"># Example usage of Exercise class</text:span></text:p>
      <text:p text:style-name="P6"><text:span text:style-name="Source_20_Text">pushups = Exercise("Push-ups", 10)</text:span></text:p>
      <text:p text:style-name="P7"><text:span text:style-name="Source_20_Text">print(pushups) <text:s/># Output: Push-ups: 10 min</text:span></text:p>
      <text:list text:style-name="L3">
        <text:list-item>
          <text:p text:style-name="P8"><text:span text:style-name="Strong_20_Emphasis">What’s happening here?</text:span> We defined a class <text:span text:style-name="Source_20_Text">Exercise</text:span> with an <text:span text:style-name="Source_20_Text">__init__</text:span> constructor that takes <text:span text:style-name="Source_20_Text">name</text:span> and <text:span text:style-name="Source_20_Text">duration_minutes</text:span>. These become attributes <text:span text:style-name="Source_20_Text">self.name</text:span> and <text:span text:style-name="Source_20_Text">self.duration_minutes</text:span> on each object. We also defined <text:span text:style-name="Source_20_Text">__str__</text:span> so printing an <text:span text:style-name="Source_20_Text">Exercise</text:span> object shows a readable string.</text:p>
        </text:list-item>
        <text:list-item>
          <text:p text:style-name="P8"><text:span text:style-name="Strong_20_Emphasis">Concepts:</text:span> This illustrates <text:span text:style-name="Strong_20_Emphasis">classes</text:span> and <text:span text:style-name="Strong_20_Emphasis">instances</text:span> in OOP. Each <text:span text:style-name="Source_20_Text">Exercise</text:span> object has its own state.</text:p>
        </text:list-item>
        <text:list-item>
          <text:p text:style-name="P8"><text:soft-page-break/><text:span text:style-name="Strong_20_Emphasis">SOLID Note:</text:span> At this point, <text:span text:style-name="Source_20_Text">Exercise</text:span> follows <text:span text:style-name="Emphasis">Single Responsibility</text:span>: it only knows about one exercise (its name and duration). We won’t give it extra responsibilities like logging or data storage—that would violate SRP<text:a xlink:type="simple" xlink:href="https://realpython.com/solid-principles-python/#:~:text=The%20single" office:target-frame-name="_blank" xlink:show="new" text:style-name="Internet_20_link" text:visited-style-name="Visited_20_Internet_20_Link">realpython.com</text:a>.</text:p>
        </text:list-item>
      </text:list>
      <text:p text:style-name="Text_20_body"><text:span text:style-name="Strong_20_Emphasis">Exercise:</text:span> Try creating another <text:span text:style-name="Source_20_Text">Exercise</text:span> object, e.g. an exercise named <text:span text:style-name="Source_20_Text">"Running"</text:span> with duration <text:span text:style-name="Source_20_Text">30</text:span> minutes, and print it.</text:p>
      <text:p text:style-name="Preformatted_20_Text">python</text:p>
      <text:p text:style-name="Preformatted_20_Text">CopyEdit</text:p>
      <text:p text:style-name="P5"><text:span text:style-name="Source_20_Text">running = Exercise("Running", 30)</text:span></text:p>
      <text:p text:style-name="P7"><text:span text:style-name="Source_20_Text">print(running) <text:s/># Expected: Running: 30 min</text:span></text:p>
      <text:p text:style-name="Horizontal_20_Line"/>
      <text:h text:style-name="Heading_20_2" text:outline-level="2">Defining the Workout Class</text:h>
      <text:p text:style-name="Text_20_body">Next, a <text:span text:style-name="Strong_20_Emphasis">Workout</text:span> is a collection of exercises (for example, a morning workout might include push-ups, squats, etc.). The <text:span text:style-name="Source_20_Text">Workout</text:span> class will hold a list of <text:span text:style-name="Source_20_Text">Exercise</text:span> objects and methods to manage them.</text:p>
      <text:p text:style-name="Preformatted_20_Text">python</text:p>
      <text:p text:style-name="Preformatted_20_Text">CopyEdit</text:p>
      <text:p text:style-name="P5"><text:span text:style-name="Source_20_Text">class Workout:</text:span></text:p>
      <text:p text:style-name="P6"><text:span text:style-name="Source_20_Text"><text:s text:c="4"/>def __init__(self, name):</text:span></text:p>
      <text:p text:style-name="P6"><text:span text:style-name="Source_20_Text"><text:s text:c="8"/>"""</text:span></text:p>
      <text:p text:style-name="P6"><text:span text:style-name="Source_20_Text"><text:s text:c="8"/>Initialize a new Workout.</text:span></text:p>
      <text:p text:style-name="P6"><text:span text:style-name="Source_20_Text"><text:s text:c="8"/>Args:</text:span></text:p>
      <text:p text:style-name="P6"><text:span text:style-name="Source_20_Text"><text:s text:c="12"/>name (str): Name of the workout (e.g. "Morning Routine").</text:span></text:p>
      <text:p text:style-name="P6"><text:span text:style-name="Source_20_Text"><text:s text:c="8"/>"""</text:span></text:p>
      <text:p text:style-name="P6"><text:span text:style-name="Source_20_Text"><text:s text:c="8"/>self.name = name</text:span></text:p>
      <text:p text:style-name="P6"><text:span text:style-name="Source_20_Text"><text:s text:c="8"/>self.exercises = []</text:span></text:p>
      <text:p text:style-name="P6"/>
      <text:p text:style-name="P6"><text:span text:style-name="Source_20_Text"><text:s text:c="4"/>def add_exercise(self, exercise):</text:span></text:p>
      <text:p text:style-name="P6"><text:span text:style-name="Source_20_Text"><text:s text:c="8"/>"""Add an Exercise object to this workout."""</text:span></text:p>
      <text:p text:style-name="P6"><text:span text:style-name="Source_20_Text"><text:s text:c="8"/>self.exercises.append(exercise)</text:span></text:p>
      <text:p text:style-name="P6"/>
      <text:p text:style-name="P6"><text:span text:style-name="Source_20_Text"><text:s text:c="4"/>def remove_exercise(self, exercise_name):</text:span></text:p>
      <text:p text:style-name="P6"><text:span text:style-name="Source_20_Text"><text:s text:c="8"/>"""</text:span></text:p>
      <text:p text:style-name="P6"><text:span text:style-name="Source_20_Text"><text:s text:c="8"/>Remove an exercise by name.</text:span></text:p>
      <text:p text:style-name="P6"><text:span text:style-name="Source_20_Text"><text:s text:c="8"/>If multiple exercises have the same name, removes all matching ones.</text:span></text:p>
      <text:p text:style-name="P6"><text:span text:style-name="Source_20_Text"><text:s text:c="8"/>"""</text:span></text:p>
      <text:p text:style-name="P6"><text:span text:style-name="Source_20_Text"><text:s text:c="8"/>self.exercises = [</text:span></text:p>
      <text:p text:style-name="P6"><text:span text:style-name="Source_20_Text"><text:s text:c="12"/>ex for ex in self.exercises if ex.name != exercise_name</text:span></text:p>
      <text:p text:style-name="P6"><text:span text:style-name="Source_20_Text"><text:s text:c="8"/>]</text:span></text:p>
      <text:p text:style-name="P6"/>
      <text:p text:style-name="P6"><text:span text:style-name="Source_20_Text"><text:s text:c="4"/>def total_duration(self):</text:span></text:p>
      <text:p text:style-name="P6"><text:span text:style-name="Source_20_Text"><text:s text:c="8"/>"""Return total duration of all exercises in this workout."""</text:span></text:p>
      <text:p text:style-name="P6"><text:span text:style-name="Source_20_Text"><text:s text:c="8"/>return sum(ex.duration_minutes for ex in self.exercises)</text:span></text:p>
      <text:p text:style-name="P6"/>
      <text:p text:style-name="P6"><text:span text:style-name="Source_20_Text"><text:s text:c="4"/>def __str__(self):</text:span></text:p>
      <text:p text:style-name="P6"><text:span text:style-name="Source_20_Text"><text:s text:c="8"/>"""String summary of the workout."""</text:span></text:p>
      <text:p text:style-name="P6"><text:span text:style-name="Source_20_Text"><text:s text:c="8"/>return (f"Workout '{self.name}': {len(self.exercises)} exercise(s), "</text:span></text:p>
      <text:p text:style-name="P6"><text:span text:style-name="Source_20_Text"><text:s text:c="16"/>f"{self.total_duration()} total min")</text:span></text:p>
      <text:p text:style-name="P6"/>
      <text:p text:style-name="P6"><text:span text:style-name="Source_20_Text"># Example usage of Workout class</text:span></text:p>
      <text:p text:style-name="P6"><text:span text:style-name="Source_20_Text">morning = Workout("Morning Routine")</text:span></text:p>
      <text:p text:style-name="P6"><text:span text:style-name="Source_20_Text">morning.add_exercise(Exercise("Squats", 10))</text:span></text:p>
      <text:p text:style-name="P6"><text:soft-page-break/><text:span text:style-name="Source_20_Text">morning.add_exercise(Exercise("Push-ups", 5))</text:span></text:p>
      <text:p text:style-name="P7"><text:span text:style-name="Source_20_Text">print(morning) <text:s/># e.g., Workout 'Morning Routine': 2 exercise(s), 15 total min</text:span></text:p>
      <text:list text:style-name="L4">
        <text:list-item>
          <text:p text:style-name="P9"><text:span text:style-name="Strong_20_Emphasis">What’s happening here?</text:span> <text:span text:style-name="Source_20_Text">Workout</text:span> has a <text:span text:style-name="Source_20_Text">name</text:span> and a list <text:span text:style-name="Source_20_Text">self.exercises</text:span> that starts empty. We wrote methods to <text:span text:style-name="Strong_20_Emphasis">add</text:span> and <text:span text:style-name="Strong_20_Emphasis">remove</text:span> exercises, and a method to compute <text:span text:style-name="Source_20_Text">total_duration</text:span>. The <text:span text:style-name="Source_20_Text">__str__</text:span> shows a summary.</text:p>
        </text:list-item>
        <text:list-item>
          <text:p text:style-name="P9"><text:span text:style-name="Strong_20_Emphasis">Concepts:</text:span> This shows composition: a <text:span text:style-name="Source_20_Text">Workout</text:span> contains multiple <text:span text:style-name="Source_20_Text">Exercise</text:span> objects. It also illustrates <text:span text:style-name="Strong_20_Emphasis">list comprehensions</text:span> (in <text:span text:style-name="Source_20_Text">remove_exercise</text:span>) to filter a list.</text:p>
        </text:list-item>
        <text:list-item>
          <text:p text:style-name="P9"><text:span text:style-name="Strong_20_Emphasis">SOLID Note:</text:span> Each method in <text:span text:style-name="Source_20_Text">Workout</text:span> has a clear responsibility: adding an exercise, removing one, or computing total time. This adheres to <text:span text:style-name="Strong_20_Emphasis">SRP</text:span> by keeping methods focused. For example, <text:span text:style-name="Source_20_Text">add_exercise</text:span> only handles adding, not printing or saving data. Later, if we add more features (like saving to a file), that logic should go elsewhere (ensuring <text:span text:style-name="Emphasis">open/closed</text:span> design).</text:p>
        </text:list-item>
      </text:list>
      <text:p text:style-name="Text_20_body"><text:span text:style-name="Strong_20_Emphasis">Exercise:</text:span> Create a <text:span text:style-name="Source_20_Text">Workout</text:span> called <text:span text:style-name="Source_20_Text">"Evening Routine"</text:span> and add two exercises of your choice. Then print the workout summary.</text:p>
      <text:p text:style-name="Preformatted_20_Text">python</text:p>
      <text:p text:style-name="Preformatted_20_Text">CopyEdit</text:p>
      <text:p text:style-name="P5"><text:span text:style-name="Source_20_Text">evening = Workout("Evening Routine")</text:span></text:p>
      <text:p text:style-name="P6"><text:span text:style-name="Source_20_Text">evening.add_exercise(Exercise("Jumping Jacks", 8))</text:span></text:p>
      <text:p text:style-name="P6"><text:span text:style-name="Source_20_Text">evening.add_exercise(Exercise("Plank", 5))</text:span></text:p>
      <text:p text:style-name="P7"><text:span text:style-name="Source_20_Text">print(evening)</text:span></text:p>
      <text:p text:style-name="Horizontal_20_Line"/>
      <text:h text:style-name="Heading_20_2" text:outline-level="2">Managing Multiple Workouts</text:h>
      <text:p text:style-name="Text_20_body">To handle multiple workouts (e.g. from different days or routines), we’ll make a <text:span text:style-name="Strong_20_Emphasis">WorkoutManager</text:span> class. This class stores all workouts in a list and provides methods to create, list, find, rename, and delete workouts.</text:p>
      <text:p text:style-name="Preformatted_20_Text">python</text:p>
      <text:p text:style-name="Preformatted_20_Text">CopyEdit</text:p>
      <text:p text:style-name="P5"><text:span text:style-name="Source_20_Text">class WorkoutManager:</text:span></text:p>
      <text:p text:style-name="P6"><text:span text:style-name="Source_20_Text"><text:s text:c="4"/>def __init__(self):</text:span></text:p>
      <text:p text:style-name="P6"><text:span text:style-name="Source_20_Text"><text:s text:c="8"/>"""Initialize the manager with an empty list of workouts."""</text:span></text:p>
      <text:p text:style-name="P6"><text:span text:style-name="Source_20_Text"><text:s text:c="8"/>self.workouts = []</text:span></text:p>
      <text:p text:style-name="P6"/>
      <text:p text:style-name="P6"><text:span text:style-name="Source_20_Text"><text:s text:c="4"/>def create_workout(self, workout):</text:span></text:p>
      <text:p text:style-name="P6"><text:span text:style-name="Source_20_Text"><text:s text:c="8"/>"""Add a new Workout object to the list."""</text:span></text:p>
      <text:p text:style-name="P6"><text:span text:style-name="Source_20_Text"><text:s text:c="8"/>self.workouts.append(workout)</text:span></text:p>
      <text:p text:style-name="P6"/>
      <text:p text:style-name="P6"><text:span text:style-name="Source_20_Text"><text:s text:c="4"/>def list_workouts(self):</text:span></text:p>
      <text:p text:style-name="P6"><text:span text:style-name="Source_20_Text"><text:s text:c="8"/>"""Return the list of all workouts."""</text:span></text:p>
      <text:p text:style-name="P6"><text:span text:style-name="Source_20_Text"><text:s text:c="8"/>return self.workouts</text:span></text:p>
      <text:p text:style-name="P6"/>
      <text:p text:style-name="P6"><text:span text:style-name="Source_20_Text"><text:s text:c="4"/>def find_workout(self, name):</text:span></text:p>
      <text:p text:style-name="P6"><text:span text:style-name="Source_20_Text"><text:s text:c="8"/>"""Find a workout by name (exact match) or return None."""</text:span></text:p>
      <text:p text:style-name="P6"><text:span text:style-name="Source_20_Text"><text:s text:c="8"/>for w in self.workouts:</text:span></text:p>
      <text:p text:style-name="P6"><text:span text:style-name="Source_20_Text"><text:s text:c="12"/>if w.name == name:</text:span></text:p>
      <text:p text:style-name="P6"><text:soft-page-break/><text:span text:style-name="Source_20_Text"><text:s text:c="16"/>return w</text:span></text:p>
      <text:p text:style-name="P6"><text:span text:style-name="Source_20_Text"><text:s text:c="8"/>return None</text:span></text:p>
      <text:p text:style-name="P6"/>
      <text:p text:style-name="P6"><text:span text:style-name="Source_20_Text"><text:s text:c="4"/>def delete_workout(self, name):</text:span></text:p>
      <text:p text:style-name="P6"><text:span text:style-name="Source_20_Text"><text:s text:c="8"/>"""Delete a workout by name."""</text:span></text:p>
      <text:p text:style-name="P6"><text:span text:style-name="Source_20_Text"><text:s text:c="8"/>self.workouts = [w for w in self.workouts if w.name != name]</text:span></text:p>
      <text:p text:style-name="P6"/>
      <text:p text:style-name="P6"><text:span text:style-name="Source_20_Text"><text:s text:c="4"/>def filter_workouts(self, keyword):</text:span></text:p>
      <text:p text:style-name="P6"><text:span text:style-name="Source_20_Text"><text:s text:c="8"/>"""</text:span></text:p>
      <text:p text:style-name="P6"><text:span text:style-name="Source_20_Text"><text:s text:c="8"/>Return workouts whose names contain the keyword (case-insensitive).</text:span></text:p>
      <text:p text:style-name="P6"><text:span text:style-name="Source_20_Text"><text:s text:c="8"/>"""</text:span></text:p>
      <text:p text:style-name="P7"><text:span text:style-name="Source_20_Text"><text:s text:c="8"/>return [w for w in self.workouts if keyword.lower() in w.name.lower()]</text:span></text:p>
      <text:list text:style-name="L5">
        <text:list-item>
          <text:p text:style-name="P10"><text:span text:style-name="Strong_20_Emphasis">What’s happening here?</text:span> <text:span text:style-name="Source_20_Text">WorkoutManager</text:span> keeps a list <text:span text:style-name="Source_20_Text">self.workouts</text:span>. We can <text:span text:style-name="Strong_20_Emphasis">create</text:span> (add) workouts, <text:span text:style-name="Strong_20_Emphasis">list</text:span> them, <text:span text:style-name="Strong_20_Emphasis">find</text:span> one by name, <text:span text:style-name="Strong_20_Emphasis">delete</text:span> by name, and <text:span text:style-name="Strong_20_Emphasis">filter</text:span> by a substring in the name.</text:p>
        </text:list-item>
        <text:list-item>
          <text:p text:style-name="P10"><text:span text:style-name="Strong_20_Emphasis">Concepts:</text:span> Managing lists of objects, searching, and filtering. The <text:span text:style-name="Source_20_Text">find_workout</text:span> returns a single object or <text:span text:style-name="Source_20_Text">None</text:span>. The <text:span text:style-name="Source_20_Text">delete_workout</text:span> and <text:span text:style-name="Source_20_Text">filter_workouts</text:span> use list comprehensions to manipulate the list.</text:p>
        </text:list-item>
        <text:list-item>
          <text:p text:style-name="P10"><text:span text:style-name="Strong_20_Emphasis">SOLID Note:</text:span> <text:span text:style-name="Source_20_Text">WorkoutManager</text:span> has a single job: managing the collection of workouts. It doesn’t involve any user interface or printing; that separation of concerns aligns with the <text:span text:style-name="Strong_20_Emphasis">Open-Closed Principle</text:span>. For example, if we wanted to extend how we store workouts (e.g. from a file or database), we could modify <text:span text:style-name="Source_20_Text">WorkoutManager</text:span> without changing its interface.</text:p>
        </text:list-item>
      </text:list>
      <text:p text:style-name="Text_20_body">Let's test using this manager:</text:p>
      <text:p text:style-name="Preformatted_20_Text">python</text:p>
      <text:p text:style-name="Preformatted_20_Text">CopyEdit</text:p>
      <text:p text:style-name="P5"><text:span text:style-name="Source_20_Text">manager = WorkoutManager()</text:span></text:p>
      <text:p text:style-name="P6"><text:span text:style-name="Source_20_Text"># Add our example workouts:</text:span></text:p>
      <text:p text:style-name="P6"><text:span text:style-name="Source_20_Text">manager.create_workout(morning)</text:span></text:p>
      <text:p text:style-name="P6"><text:span text:style-name="Source_20_Text">manager.create_workout(evening)</text:span></text:p>
      <text:p text:style-name="P6"/>
      <text:p text:style-name="P6"><text:span text:style-name="Source_20_Text"># List all workouts:</text:span></text:p>
      <text:p text:style-name="P6"><text:span text:style-name="Source_20_Text">for w in manager.list_workouts():</text:span></text:p>
      <text:p text:style-name="P6"><text:span text:style-name="Source_20_Text"><text:s text:c="4"/>print(w)</text:span></text:p>
      <text:p text:style-name="P6"><text:span text:style-name="Source_20_Text"># Output:</text:span></text:p>
      <text:p text:style-name="P6"><text:span text:style-name="Source_20_Text"># Workout 'Morning Routine': 2 exercise(s), 15 total min</text:span></text:p>
      <text:p text:style-name="P6"><text:span text:style-name="Source_20_Text"># Workout 'Evening Routine': 2 exercise(s), 13 total min</text:span></text:p>
      <text:p text:style-name="P6"/>
      <text:p text:style-name="P6"><text:span text:style-name="Source_20_Text"># Filter example: names containing "Morning":</text:span></text:p>
      <text:p text:style-name="P6"><text:span text:style-name="Source_20_Text">filtered = manager.filter_workouts("morning")</text:span></text:p>
      <text:p text:style-name="P6"><text:span text:style-name="Source_20_Text">print("Filtered:", filtered[0] if filtered else "None")</text:span></text:p>
      <text:p text:style-name="P6"><text:span text:style-name="Source_20_Text"># Rename a workout:</text:span></text:p>
      <text:p text:style-name="P6"><text:span text:style-name="Source_20_Text">w = manager.find_workout("Morning Routine")</text:span></text:p>
      <text:p text:style-name="P6"><text:span text:style-name="Source_20_Text">if w:</text:span></text:p>
      <text:p text:style-name="P6"><text:span text:style-name="Source_20_Text"><text:s text:c="4"/>w.name = "AM Routine"</text:span></text:p>
      <text:p text:style-name="P6"><text:span text:style-name="Source_20_Text">print(manager.list_workouts()[0]) <text:s/># Check renamed workout</text:span></text:p>
      <text:p text:style-name="P6"><text:span text:style-name="Source_20_Text"># Delete a workout:</text:span></text:p>
      <text:p text:style-name="P6"><text:span text:style-name="Source_20_Text">manager.delete_workout("Evening Routine")</text:span></text:p>
      <text:p text:style-name="P7"><text:span text:style-name="Source_20_Text">print("After delete:", [str(w) for w in manager.list_workouts()])</text:span></text:p>
      <text:p text:style-name="Text_20_body"><text:soft-page-break/>Each line here uses the methods we built. Notice we did <text:span text:style-name="Strong_20_Emphasis">not</text:span> have a direct “rename” method in the manager; instead, we found the workout and changed its name. This is okay because finding and renaming is straightforward. Alternatively, one could add a <text:span text:style-name="Source_20_Text">rename_workout</text:span> method that wraps this behavior, which we’ll do in the UI section.</text:p>
      <text:p text:style-name="Horizontal_20_Line"/>
      <text:h text:style-name="Heading_20_2" text:outline-level="2">Displaying Workout Details</text:h>
      <text:p text:style-name="Text_20_body">By default, our <text:span text:style-name="Source_20_Text">Workout.__str__</text:span> prints just a summary. For listing in the UI, we might want more detail (e.g. listing individual exercises). Let’s write a helper function to get a nicely formatted text of all workouts and their exercises:</text:p>
      <text:p text:style-name="Preformatted_20_Text">python</text:p>
      <text:p text:style-name="Preformatted_20_Text">CopyEdit</text:p>
      <text:p text:style-name="P5"><text:span text:style-name="Source_20_Text">def list_workouts_details():</text:span></text:p>
      <text:p text:style-name="P6"><text:span text:style-name="Source_20_Text"><text:s text:c="4"/>"""</text:span></text:p>
      <text:p text:style-name="P6"><text:span text:style-name="Source_20_Text"><text:s text:c="4"/>Return a detailed string of all workouts, listing each workout </text:span></text:p>
      <text:p text:style-name="P6"><text:span text:style-name="Source_20_Text"><text:s text:c="4"/>and its exercises.</text:span></text:p>
      <text:p text:style-name="P6"><text:span text:style-name="Source_20_Text"><text:s text:c="4"/>"""</text:span></text:p>
      <text:p text:style-name="P6"><text:span text:style-name="Source_20_Text"><text:s text:c="4"/>lines = []</text:span></text:p>
      <text:p text:style-name="P6"><text:span text:style-name="Source_20_Text"><text:s text:c="4"/>for w in manager.list_workouts():</text:span></text:p>
      <text:p text:style-name="P6"><text:span text:style-name="Source_20_Text"><text:s text:c="8"/>if w.exercises:</text:span></text:p>
      <text:p text:style-name="P6"><text:span text:style-name="Source_20_Text"><text:s text:c="12"/>ex_str = ", ".join(f"{ex.name} ({ex.duration_minutes}min)" for ex in w.exercises)</text:span></text:p>
      <text:p text:style-name="P6"><text:span text:style-name="Source_20_Text"><text:s text:c="8"/>else:</text:span></text:p>
      <text:p text:style-name="P6"><text:span text:style-name="Source_20_Text"><text:s text:c="12"/>ex_str = "No exercises yet"</text:span></text:p>
      <text:p text:style-name="P6"><text:span text:style-name="Source_20_Text"><text:s text:c="8"/>lines.append(f"{w.name}: {len(w.exercises)} exercise(s), "</text:span></text:p>
      <text:p text:style-name="P6"><text:span text:style-name="Source_20_Text"><text:s text:c="21"/>f"{w.total_duration()} min. Exercises: {ex_str}")</text:span></text:p>
      <text:p text:style-name="P6"><text:span text:style-name="Source_20_Text"><text:s text:c="4"/>return "\n".join(lines)</text:span></text:p>
      <text:p text:style-name="P6"/>
      <text:p text:style-name="P6"><text:span text:style-name="Source_20_Text"># Example usage:</text:span></text:p>
      <text:p text:style-name="P7"><text:span text:style-name="Source_20_Text">print(list_workouts_details())</text:span></text:p>
      <text:p text:style-name="Text_20_body">This function loops through all workouts in the manager and formats a line for each, including the list of exercises. In our example above, running <text:span text:style-name="Source_20_Text">print(list_workouts_details())</text:span> would show something like:</text:p>
      <text:p text:style-name="Preformatted_20_Text">arduino</text:p>
      <text:p text:style-name="Preformatted_20_Text">CopyEdit</text:p>
      <text:p text:style-name="P5"><text:span text:style-name="Source_20_Text">AM Routine: 2 exercise(s), 15 min. Exercises: Squats (10min), Push-ups (5min)</text:span></text:p>
      <text:p text:style-name="P7"><text:span text:style-name="Source_20_Text">Evening Routine: 2 exercise(s), 13 min. Exercises: Jumping Jacks (8min), Plank (5min)</text:span></text:p>
      <text:p text:style-name="Text_20_body">We’ll use this function in our web app UI to display workouts.</text:p>
      <text:p text:style-name="Horizontal_20_Line"/>
      <text:h text:style-name="Heading_20_2" text:outline-level="2">Applying SOLID Principles</text:h>
      <text:p text:style-name="Text_20_body">Throughout our design, we’ve kept SOLID principles in mind:</text:p>
      <text:list text:style-name="L6">
        <text:list-item>
          <text:p text:style-name="P11"><text:soft-page-break/><text:span text:style-name="Strong_20_Emphasis">Single-Responsibility Principle (SRP):</text:span> Each class and method does one thing. For example, <text:span text:style-name="Source_20_Text">Exercise</text:span> only handles exercise data. <text:span text:style-name="Source_20_Text">Workout</text:span> only manages its list of exercises. <text:span text:style-name="Source_20_Text">WorkoutManager</text:span> only manages collections of workouts. This means each class has a single reason to change<text:a xlink:type="simple" xlink:href="https://realpython.com/solid-principles-python/#:~:text=The%20single" office:target-frame-name="_blank" xlink:show="new" text:style-name="Internet_20_link" text:visited-style-name="Visited_20_Internet_20_Link">realpython.com</text:a> (e.g. if the way we store workouts changes, only <text:span text:style-name="Source_20_Text">WorkoutManager</text:span> might need updating).</text:p>
        </text:list-item>
        <text:list-item>
          <text:p text:style-name="P11"><text:span text:style-name="Strong_20_Emphasis">Open-Closed Principle (OCP):</text:span> Our classes are open to extension but closed to modification. For instance, if we wanted to support a new way of saving workouts (e.g. to a file), we could extend the manager or add new classes without changing the existing interfaces. We try not to modify the core classes once they are working; we extend by adding new methods or classes.</text:p>
        </text:list-item>
        <text:list-item>
          <text:p text:style-name="P11"><text:span text:style-name="Strong_20_Emphasis">Liskov Substitution Principle (LSP):</text:span> If we introduce subclasses in the future (e.g. specialized workouts), they should behave like <text:span text:style-name="Source_20_Text">Workout</text:span>. As an example, if we had a <text:span text:style-name="Source_20_Text">IntervalWorkout</text:span> subclass, it should still support the same methods (<text:span text:style-name="Source_20_Text">add_exercise</text:span>, <text:span text:style-name="Source_20_Text">total_duration</text:span>, etc.) so that code using <text:span text:style-name="Source_20_Text">Workout</text:span> objects would still work with <text:span text:style-name="Source_20_Text">IntervalWorkout</text:span> objects.</text:p>
        </text:list-item>
        <text:list-item>
          <text:p text:style-name="P11"><text:span text:style-name="Strong_20_Emphasis">Interface Segregation Principle (ISP):</text:span> In Python, we rarely create formal interfaces, but the idea is still there: we don’t force classes to have methods they don’t need. Each class defines only the methods that make sense for it.</text:p>
        </text:list-item>
        <text:list-item>
          <text:p text:style-name="P11"><text:span text:style-name="Strong_20_Emphasis">Dependency Inversion Principle (DIP):</text:span> Higher-level modules (like the UI) depend on abstractions (our class methods) rather than concrete details. For example, the Gradio UI will call <text:span text:style-name="Source_20_Text">manager.create_workout(...)</text:span> instead of accessing <text:span text:style-name="Source_20_Text">manager.workouts</text:span> directly.</text:p>
        </text:list-item>
      </text:list>
      <text:p text:style-name="Text_20_body">The <text:span text:style-name="Strong_20_Emphasis">SOLID</text:span> principles are meant to produce clear, maintainable code<text:a xlink:type="simple" xlink:href="https://realpython.com/solid-principles-python/#:~:text=SOLID%20is%20a%20set%20of,oriented%20design%20best%20practices" office:target-frame-name="_blank" xlink:show="new" text:style-name="Internet_20_link" text:visited-style-name="Visited_20_Internet_20_Link">realpython.com</text:a>. By keeping classes focused and interfaces stable, we make our project easier to understand and extend.</text:p>
      <text:p text:style-name="Horizontal_20_Line"/>
      <text:h text:style-name="Heading_20_2" text:outline-level="2">Creating the Gradio Web App</text:h>
      <text:p text:style-name="Text_20_body">Now we will build a simple web interface using Gradio so that users can interact with the fitness tracker through a browser. Gradio lets us create input fields, buttons, and display outputs for functions easily.</text:p>
      <text:p text:style-name="Text_20_body">We’ll set up a Gradio app (<text:span text:style-name="Source_20_Text">gr.Blocks</text:span>) with sections for each feature: creating workouts, listing/filtering, adding/removing exercises, renaming, and deleting.</text:p>
      <text:p text:style-name="Text_20_body">Below is the full code for the Gradio app. Read through the code and the comments to understand how each part connects to our classes:</text:p>
      <text:p text:style-name="Preformatted_20_Text">python</text:p>
      <text:p text:style-name="Preformatted_20_Text">CopyEdit</text:p>
      <text:p text:style-name="P5"><text:span text:style-name="Source_20_Text">import gradio as gr</text:span></text:p>
      <text:p text:style-name="P6"/>
      <text:p text:style-name="P6"><text:span text:style-name="Source_20_Text"># Ensure our manager (with any previously added workouts) is used.</text:span></text:p>
      <text:p text:style-name="P6"><text:span text:style-name="Source_20_Text">manager = manager <text:s/># from above</text:span></text:p>
      <text:p text:style-name="P6"><text:soft-page-break/></text:p>
      <text:p text:style-name="P6"><text:span text:style-name="Source_20_Text"># Define functions to be linked to the UI:</text:span></text:p>
      <text:p text:style-name="P6"/>
      <text:p text:style-name="P6"><text:span text:style-name="Source_20_Text">def create_workout_ui(name):</text:span></text:p>
      <text:p text:style-name="P6"><text:span text:style-name="Source_20_Text"><text:s text:c="4"/>"""Create a new workout with given name."""</text:span></text:p>
      <text:p text:style-name="P6"><text:span text:style-name="Source_20_Text"><text:s text:c="4"/>if not name.strip():</text:span></text:p>
      <text:p text:style-name="P6"><text:span text:style-name="Source_20_Text"><text:s text:c="8"/>return "Please enter a workout name."</text:span></text:p>
      <text:p text:style-name="P6"><text:span text:style-name="Source_20_Text"><text:s text:c="4"/>if manager.find_workout(name):</text:span></text:p>
      <text:p text:style-name="P6"><text:span text:style-name="Source_20_Text"><text:s text:c="8"/>return f"Workout '{name}' already exists."</text:span></text:p>
      <text:p text:style-name="P6"><text:span text:style-name="Source_20_Text"><text:s text:c="4"/>manager.create_workout(Workout(name))</text:span></text:p>
      <text:p text:style-name="P6"><text:span text:style-name="Source_20_Text"><text:s text:c="4"/>return f"Created workout '{name}'."</text:span></text:p>
      <text:p text:style-name="P6"/>
      <text:p text:style-name="P6"><text:span text:style-name="Source_20_Text">def list_workouts_ui():</text:span></text:p>
      <text:p text:style-name="P6"><text:span text:style-name="Source_20_Text"><text:s text:c="4"/>"""List all workouts in detailed form."""</text:span></text:p>
      <text:p text:style-name="P6"><text:span text:style-name="Source_20_Text"><text:s text:c="4"/>details = list_workouts_details()</text:span></text:p>
      <text:p text:style-name="P6"><text:span text:style-name="Source_20_Text"><text:s text:c="4"/>return details if details else "No workouts available."</text:span></text:p>
      <text:p text:style-name="P6"/>
      <text:p text:style-name="P6"><text:span text:style-name="Source_20_Text">def filter_workouts_ui(keyword):</text:span></text:p>
      <text:p text:style-name="P6"><text:span text:style-name="Source_20_Text"><text:s text:c="4"/>"""Filter workouts by name containing the keyword."""</text:span></text:p>
      <text:p text:style-name="P6"><text:span text:style-name="Source_20_Text"><text:s text:c="4"/>if not keyword.strip():</text:span></text:p>
      <text:p text:style-name="P6"><text:span text:style-name="Source_20_Text"><text:s text:c="8"/>return "Please enter a filter keyword."</text:span></text:p>
      <text:p text:style-name="P6"><text:span text:style-name="Source_20_Text"><text:s text:c="4"/>filtered = manager.filter_workouts(keyword)</text:span></text:p>
      <text:p text:style-name="P6"><text:span text:style-name="Source_20_Text"><text:s text:c="4"/>if filtered:</text:span></text:p>
      <text:p text:style-name="P6"><text:span text:style-name="Source_20_Text"><text:s text:c="8"/>return "\n".join(str(w) for w in filtered)</text:span></text:p>
      <text:p text:style-name="P6"><text:span text:style-name="Source_20_Text"><text:s text:c="4"/>else:</text:span></text:p>
      <text:p text:style-name="P6"><text:span text:style-name="Source_20_Text"><text:s text:c="8"/>return f"No workouts found matching '{keyword}'."</text:span></text:p>
      <text:p text:style-name="P6"/>
      <text:p text:style-name="P6"><text:span text:style-name="Source_20_Text">def rename_workout_ui(old_name, new_name):</text:span></text:p>
      <text:p text:style-name="P6"><text:span text:style-name="Source_20_Text"><text:s text:c="4"/>"""Rename a workout."""</text:span></text:p>
      <text:p text:style-name="P6"><text:span text:style-name="Source_20_Text"><text:s text:c="4"/>if not old_name.strip() or not new_name.strip():</text:span></text:p>
      <text:p text:style-name="P6"><text:span text:style-name="Source_20_Text"><text:s text:c="8"/>return "Please provide both old and new names."</text:span></text:p>
      <text:p text:style-name="P6"><text:span text:style-name="Source_20_Text"><text:s text:c="4"/>w = manager.find_workout(old_name)</text:span></text:p>
      <text:p text:style-name="P6"><text:span text:style-name="Source_20_Text"><text:s text:c="4"/>if w:</text:span></text:p>
      <text:p text:style-name="P6"><text:span text:style-name="Source_20_Text"><text:s text:c="8"/>w.name = new_name</text:span></text:p>
      <text:p text:style-name="P6"><text:span text:style-name="Source_20_Text"><text:s text:c="8"/>return f"Renamed '{old_name}' to '{new_name}'."</text:span></text:p>
      <text:p text:style-name="P6"><text:span text:style-name="Source_20_Text"><text:s text:c="4"/>else:</text:span></text:p>
      <text:p text:style-name="P6"><text:span text:style-name="Source_20_Text"><text:s text:c="8"/>return f"Workout '{old_name}' not found."</text:span></text:p>
      <text:p text:style-name="P6"/>
      <text:p text:style-name="P6"><text:span text:style-name="Source_20_Text">def delete_workout_ui(name):</text:span></text:p>
      <text:p text:style-name="P6"><text:span text:style-name="Source_20_Text"><text:s text:c="4"/>"""Delete a workout."""</text:span></text:p>
      <text:p text:style-name="P6"><text:span text:style-name="Source_20_Text"><text:s text:c="4"/>if not name.strip():</text:span></text:p>
      <text:p text:style-name="P6"><text:span text:style-name="Source_20_Text"><text:s text:c="8"/>return "Please enter a workout name to delete."</text:span></text:p>
      <text:p text:style-name="P6"><text:span text:style-name="Source_20_Text"><text:s text:c="4"/>if manager.find_workout(name):</text:span></text:p>
      <text:p text:style-name="P6"><text:span text:style-name="Source_20_Text"><text:s text:c="8"/>manager.delete_workout(name)</text:span></text:p>
      <text:p text:style-name="P6"><text:span text:style-name="Source_20_Text"><text:s text:c="8"/>return f"Deleted workout '{name}'."</text:span></text:p>
      <text:p text:style-name="P6"><text:span text:style-name="Source_20_Text"><text:s text:c="4"/>else:</text:span></text:p>
      <text:p text:style-name="P6"><text:span text:style-name="Source_20_Text"><text:s text:c="8"/>return f"No workout named '{name}'."</text:span></text:p>
      <text:p text:style-name="P6"/>
      <text:p text:style-name="P6"><text:span text:style-name="Source_20_Text">def add_exercise_ui(workout_name, ex_name, ex_duration):</text:span></text:p>
      <text:p text:style-name="P6"><text:span text:style-name="Source_20_Text"><text:s text:c="4"/>"""Add an exercise to a workout."""</text:span></text:p>
      <text:p text:style-name="P6"><text:span text:style-name="Source_20_Text"><text:s text:c="4"/>if not workout_name.strip() or not ex_name.strip():</text:span></text:p>
      <text:p text:style-name="P6"><text:span text:style-name="Source_20_Text"><text:s text:c="8"/>return "Enter both workout name and exercise name."</text:span></text:p>
      <text:p text:style-name="P6"><text:span text:style-name="Source_20_Text"><text:s text:c="4"/>w = manager.find_workout(workout_name)</text:span></text:p>
      <text:p text:style-name="P6"><text:span text:style-name="Source_20_Text"><text:s text:c="4"/>if not w:</text:span></text:p>
      <text:p text:style-name="P6"><text:span text:style-name="Source_20_Text"><text:s text:c="8"/>return f"Workout '{workout_name}' not found."</text:span></text:p>
      <text:p text:style-name="P6"><text:span text:style-name="Source_20_Text"><text:s text:c="4"/>try:</text:span></text:p>
      <text:p text:style-name="P6"><text:span text:style-name="Source_20_Text"><text:s text:c="8"/>dur = int(ex_duration)</text:span></text:p>
      <text:p text:style-name="P6"><text:span text:style-name="Source_20_Text"><text:s text:c="4"/>except ValueError:</text:span></text:p>
      <text:p text:style-name="P6"><text:span text:style-name="Source_20_Text"><text:s text:c="8"/>return "Please enter a valid number for duration."</text:span></text:p>
      <text:p text:style-name="P6"><text:soft-page-break/><text:span text:style-name="Source_20_Text"><text:s text:c="4"/>w.add_exercise(Exercise(ex_name, dur))</text:span></text:p>
      <text:p text:style-name="P6"><text:span text:style-name="Source_20_Text"><text:s text:c="4"/>return f"Added exercise '{ex_name}' ({dur}min) to '{workout_name}'."</text:span></text:p>
      <text:p text:style-name="P6"/>
      <text:p text:style-name="P6"><text:span text:style-name="Source_20_Text">def remove_exercise_ui(workout_name, ex_name):</text:span></text:p>
      <text:p text:style-name="P6"><text:span text:style-name="Source_20_Text"><text:s text:c="4"/>"""Remove an exercise from a workout."""</text:span></text:p>
      <text:p text:style-name="P6"><text:span text:style-name="Source_20_Text"><text:s text:c="4"/>if not workout_name.strip() or not ex_name.strip():</text:span></text:p>
      <text:p text:style-name="P6"><text:span text:style-name="Source_20_Text"><text:s text:c="8"/>return "Enter both workout name and exercise name."</text:span></text:p>
      <text:p text:style-name="P6"><text:span text:style-name="Source_20_Text"><text:s text:c="4"/>w = manager.find_workout(workout_name)</text:span></text:p>
      <text:p text:style-name="P6"><text:span text:style-name="Source_20_Text"><text:s text:c="4"/>if not w:</text:span></text:p>
      <text:p text:style-name="P6"><text:span text:style-name="Source_20_Text"><text:s text:c="8"/>return f"Workout '{workout_name}' not found."</text:span></text:p>
      <text:p text:style-name="P6"><text:span text:style-name="Source_20_Text"><text:s text:c="4"/># Check if the exercise exists</text:span></text:p>
      <text:p text:style-name="P6"><text:span text:style-name="Source_20_Text"><text:s text:c="4"/>if all(ex.name != ex_name for ex in w.exercises):</text:span></text:p>
      <text:p text:style-name="P6"><text:span text:style-name="Source_20_Text"><text:s text:c="8"/>return f"Exercise '{ex_name}' not found in '{workout_name}'."</text:span></text:p>
      <text:p text:style-name="P6"><text:span text:style-name="Source_20_Text"><text:s text:c="4"/>w.remove_exercise(ex_name)</text:span></text:p>
      <text:p text:style-name="P6"><text:span text:style-name="Source_20_Text"><text:s text:c="4"/>return f"Removed exercise '{ex_name}' from '{workout_name}'."</text:span></text:p>
      <text:p text:style-name="P6"/>
      <text:p text:style-name="P6"><text:span text:style-name="Source_20_Text"># Build the Gradio interface using Blocks:</text:span></text:p>
      <text:p text:style-name="P6"><text:span text:style-name="Source_20_Text">with gr.Blocks() as app:</text:span></text:p>
      <text:p text:style-name="P6"><text:span text:style-name="Source_20_Text"><text:s text:c="4"/>gr.Markdown("# 🏃 Fitness Tracker App")</text:span></text:p>
      <text:p text:style-name="P6"><text:span text:style-name="Source_20_Text"><text:s text:c="4"/>gr.Markdown("Manage your workouts: create, list, filter, rename, add exercises, and delete.")</text:span></text:p>
      <text:p text:style-name="P6"><text:span text:style-name="Source_20_Text"><text:s text:c="4"/></text:span></text:p>
      <text:p text:style-name="P6"><text:span text:style-name="Source_20_Text"><text:s text:c="4"/># Create Workout Section</text:span></text:p>
      <text:p text:style-name="P6"><text:span text:style-name="Source_20_Text"><text:s text:c="4"/>gr.Markdown("## Create a New Workout")</text:span></text:p>
      <text:p text:style-name="P6"><text:span text:style-name="Source_20_Text"><text:s text:c="4"/>with gr.Row():</text:span></text:p>
      <text:p text:style-name="P6"><text:span text:style-name="Source_20_Text"><text:s text:c="8"/>name_input = gr.Textbox(label="Workout Name", placeholder="e.g. Morning Routine")</text:span></text:p>
      <text:p text:style-name="P6"><text:span text:style-name="Source_20_Text"><text:s text:c="8"/>create_btn = gr.Button("Create Workout")</text:span></text:p>
      <text:p text:style-name="P6"><text:span text:style-name="Source_20_Text"><text:s text:c="4"/>create_output = gr.Textbox(label="Result")</text:span></text:p>
      <text:p text:style-name="P6"><text:span text:style-name="Source_20_Text"><text:s text:c="4"/>create_btn.click(create_workout_ui, inputs=name_input, outputs=create_output)</text:span></text:p>
      <text:p text:style-name="P6"><text:span text:style-name="Source_20_Text"><text:s text:c="4"/></text:span></text:p>
      <text:p text:style-name="P6"><text:span text:style-name="Source_20_Text"><text:s text:c="4"/># List Workouts Section</text:span></text:p>
      <text:p text:style-name="P6"><text:span text:style-name="Source_20_Text"><text:s text:c="4"/>gr.Markdown("## List All Workouts")</text:span></text:p>
      <text:p text:style-name="P6"><text:span text:style-name="Source_20_Text"><text:s text:c="4"/>list_btn = gr.Button("Show Workouts")</text:span></text:p>
      <text:p text:style-name="P6"><text:span text:style-name="Source_20_Text"><text:s text:c="4"/>list_output = gr.Textbox(label="All Workouts", interactive=False)</text:span></text:p>
      <text:p text:style-name="P6"><text:span text:style-name="Source_20_Text"><text:s text:c="4"/>list_btn.click(lambda: list_workouts_ui(), inputs=[], outputs=list_output)</text:span></text:p>
      <text:p text:style-name="P6"><text:span text:style-name="Source_20_Text"><text:s text:c="4"/></text:span></text:p>
      <text:p text:style-name="P6"><text:span text:style-name="Source_20_Text"><text:s text:c="4"/># Filter Workouts Section</text:span></text:p>
      <text:p text:style-name="P6"><text:span text:style-name="Source_20_Text"><text:s text:c="4"/>gr.Markdown("## Filter Workouts by Name")</text:span></text:p>
      <text:p text:style-name="P6"><text:span text:style-name="Source_20_Text"><text:s text:c="4"/>with gr.Row():</text:span></text:p>
      <text:p text:style-name="P6"><text:span text:style-name="Source_20_Text"><text:s text:c="8"/>filter_input = gr.Textbox(label="Keyword", placeholder="e.g. Morning")</text:span></text:p>
      <text:p text:style-name="P6"><text:span text:style-name="Source_20_Text"><text:s text:c="8"/>filter_btn = gr.Button("Filter")</text:span></text:p>
      <text:p text:style-name="P6"><text:span text:style-name="Source_20_Text"><text:s text:c="4"/>filter_output = gr.Textbox(label="Filtered Results")</text:span></text:p>
      <text:p text:style-name="P6"><text:span text:style-name="Source_20_Text"><text:s text:c="4"/>filter_btn.click(filter_workouts_ui, inputs=filter_input, outputs=filter_output)</text:span></text:p>
      <text:p text:style-name="P6"><text:span text:style-name="Source_20_Text"><text:s text:c="4"/></text:span></text:p>
      <text:p text:style-name="P6"><text:span text:style-name="Source_20_Text"><text:s text:c="4"/># Add Exercise to Workout</text:span></text:p>
      <text:p text:style-name="P6"><text:span text:style-name="Source_20_Text"><text:s text:c="4"/>gr.Markdown("## Add an Exercise to a Workout")</text:span></text:p>
      <text:p text:style-name="P6"><text:span text:style-name="Source_20_Text"><text:s text:c="4"/>with gr.Row():</text:span></text:p>
      <text:p text:style-name="P6"><text:span text:style-name="Source_20_Text"><text:s text:c="8"/>aworkout_input = gr.Textbox(label="Workout Name", placeholder="e.g. Morning Routine")</text:span></text:p>
      <text:p text:style-name="P6"><text:span text:style-name="Source_20_Text"><text:s text:c="8"/>exercise_input = gr.Textbox(label="Exercise Name", placeholder="e.g. Push-ups")</text:span></text:p>
      <text:p text:style-name="P6"><text:span text:style-name="Source_20_Text"><text:s text:c="8"/>duration_input = gr.Textbox(label="Duration (minutes)", placeholder="e.g. 10")</text:span></text:p>
      <text:p text:style-name="P6"><text:span text:style-name="Source_20_Text"><text:s text:c="8"/>addex_btn = gr.Button("Add Exercise")</text:span></text:p>
      <text:p text:style-name="P6"><text:span text:style-name="Source_20_Text"><text:s text:c="4"/>addex_output = gr.Textbox(label="Result")</text:span></text:p>
      <text:p text:style-name="P6"><text:span text:style-name="Source_20_Text"><text:s text:c="4"/>addex_btn.click(add_exercise_ui, </text:span></text:p>
      <text:p text:style-name="P6"><text:span text:style-name="Source_20_Text"><text:s text:c="19"/>inputs=[aworkout_input, exercise_input, duration_input], </text:span></text:p>
      <text:p text:style-name="P6"><text:soft-page-break/><text:span text:style-name="Source_20_Text"><text:s text:c="19"/>outputs=addex_output)</text:span></text:p>
      <text:p text:style-name="P6"><text:span text:style-name="Source_20_Text"><text:s text:c="4"/></text:span></text:p>
      <text:p text:style-name="P6"><text:span text:style-name="Source_20_Text"><text:s text:c="4"/># Remove Exercise from Workout</text:span></text:p>
      <text:p text:style-name="P6"><text:span text:style-name="Source_20_Text"><text:s text:c="4"/>gr.Markdown("## Remove an Exercise from a Workout")</text:span></text:p>
      <text:p text:style-name="P6"><text:span text:style-name="Source_20_Text"><text:s text:c="4"/>with gr.Row():</text:span></text:p>
      <text:p text:style-name="P6"><text:span text:style-name="Source_20_Text"><text:s text:c="8"/>rworkout_input = gr.Textbox(label="Workout Name")</text:span></text:p>
      <text:p text:style-name="P6"><text:span text:style-name="Source_20_Text"><text:s text:c="8"/>rexercise_input = gr.Textbox(label="Exercise Name")</text:span></text:p>
      <text:p text:style-name="P6"><text:span text:style-name="Source_20_Text"><text:s text:c="8"/>remex_btn = gr.Button("Remove Exercise")</text:span></text:p>
      <text:p text:style-name="P6"><text:span text:style-name="Source_20_Text"><text:s text:c="4"/>remex_output = gr.Textbox(label="Result")</text:span></text:p>
      <text:p text:style-name="P6"><text:span text:style-name="Source_20_Text"><text:s text:c="4"/>remex_btn.click(remove_exercise_ui, </text:span></text:p>
      <text:p text:style-name="P6"><text:span text:style-name="Source_20_Text"><text:s text:c="20"/>inputs=[rworkout_input, rexercise_input], </text:span></text:p>
      <text:p text:style-name="P6"><text:span text:style-name="Source_20_Text"><text:s text:c="20"/>outputs=remex_output)</text:span></text:p>
      <text:p text:style-name="P6"><text:span text:style-name="Source_20_Text"><text:s text:c="4"/></text:span></text:p>
      <text:p text:style-name="P6"><text:span text:style-name="Source_20_Text"><text:s text:c="4"/># Rename Workout</text:span></text:p>
      <text:p text:style-name="P6"><text:span text:style-name="Source_20_Text"><text:s text:c="4"/>gr.Markdown("## Rename a Workout")</text:span></text:p>
      <text:p text:style-name="P6"><text:span text:style-name="Source_20_Text"><text:s text:c="4"/>with gr.Row():</text:span></text:p>
      <text:p text:style-name="P6"><text:span text:style-name="Source_20_Text"><text:s text:c="8"/>oldname_input = gr.Textbox(label="Current Name")</text:span></text:p>
      <text:p text:style-name="P6"><text:span text:style-name="Source_20_Text"><text:s text:c="8"/>newname_input = gr.Textbox(label="New Name")</text:span></text:p>
      <text:p text:style-name="P6"><text:span text:style-name="Source_20_Text"><text:s text:c="8"/>rename_btn = gr.Button("Rename Workout")</text:span></text:p>
      <text:p text:style-name="P6"><text:span text:style-name="Source_20_Text"><text:s text:c="4"/>rename_output = gr.Textbox(label="Result")</text:span></text:p>
      <text:p text:style-name="P6"><text:span text:style-name="Source_20_Text"><text:s text:c="4"/>rename_btn.click(rename_workout_ui, </text:span></text:p>
      <text:p text:style-name="P6"><text:span text:style-name="Source_20_Text"><text:s text:c="21"/>inputs=[oldname_input, newname_input], </text:span></text:p>
      <text:p text:style-name="P6"><text:span text:style-name="Source_20_Text"><text:s text:c="21"/>outputs=rename_output)</text:span></text:p>
      <text:p text:style-name="P6"><text:span text:style-name="Source_20_Text"><text:s text:c="4"/></text:span></text:p>
      <text:p text:style-name="P6"><text:span text:style-name="Source_20_Text"><text:s text:c="4"/># Delete Workout</text:span></text:p>
      <text:p text:style-name="P6"><text:span text:style-name="Source_20_Text"><text:s text:c="4"/>gr.Markdown("## Delete a Workout")</text:span></text:p>
      <text:p text:style-name="P6"><text:span text:style-name="Source_20_Text"><text:s text:c="4"/>with gr.Row():</text:span></text:p>
      <text:p text:style-name="P6"><text:span text:style-name="Source_20_Text"><text:s text:c="8"/>delete_input = gr.Textbox(label="Workout Name to Delete")</text:span></text:p>
      <text:p text:style-name="P6"><text:span text:style-name="Source_20_Text"><text:s text:c="8"/>delete_btn = gr.Button("Delete Workout")</text:span></text:p>
      <text:p text:style-name="P6"><text:span text:style-name="Source_20_Text"><text:s text:c="4"/>delete_output = gr.Textbox(label="Result")</text:span></text:p>
      <text:p text:style-name="P7"><text:span text:style-name="Source_20_Text"><text:s text:c="4"/>delete_btn.click(delete_workout_ui, inputs=delete_input, outputs=delete_output)</text:span></text:p>
      <text:list text:style-name="L7">
        <text:list-item>
          <text:p text:style-name="P12"><text:span text:style-name="Strong_20_Emphasis">How it works:</text:span> We defined Python functions (<text:span text:style-name="Source_20_Text">create_workout_ui</text:span>, <text:span text:style-name="Source_20_Text">list_workouts_ui</text:span>, etc.) that wrap our class methods and perform validation. Each Gradio component (textbox, button) is connected via the <text:span text:style-name="Source_20_Text">.click</text:span> method: when the button is clicked, the associated function runs and its output is shown.</text:p>
        </text:list-item>
        <text:list-item>
          <text:p text:style-name="P12"><text:span text:style-name="Strong_20_Emphasis">UI Layout:</text:span> We use <text:span text:style-name="Source_20_Text">gr.Blocks()</text:span> and <text:span text:style-name="Source_20_Text">with gr.Row()</text:span> to align inputs and buttons side by side. Markdown headings (<text:span text:style-name="Source_20_Text">gr.Markdown</text:span>) are used for section titles. This keeps the interface organized and user-friendly.</text:p>
        </text:list-item>
        <text:list-item>
          <text:p text:style-name="P12"><text:span text:style-name="Strong_20_Emphasis">SOLID Note:</text:span> Notice how the UI code <text:span text:style-name="Strong_20_Emphasis">depends on</text:span> our class methods without modifying them. For example, <text:span text:style-name="Source_20_Text">create_workout_ui</text:span> calls <text:span text:style-name="Source_20_Text">manager.create_workout(Workout(name))</text:span>. We can change the UI (add new buttons or validation) without changing how <text:span text:style-name="Source_20_Text">Workout</text:span> or <text:span text:style-name="Source_20_Text">WorkoutManager</text:span> work—demonstrating <text:span text:style-name="Emphasis">dependency inversion</text:span>: the UI (high-level module) depends on abstract <text:span text:style-name="Source_20_Text">WorkoutManager</text:span> behavior, not on its inner implementation.</text:p>
        </text:list-item>
      </text:list>
      <text:p text:style-name="Text_20_body">Finally, to launch the Gradio app, run:</text:p>
      <text:p text:style-name="Preformatted_20_Text">python</text:p>
      <text:p text:style-name="Preformatted_20_Text">CopyEdit</text:p>
      <text:p text:style-name="P3"><text:span text:style-name="Source_20_Text">app.launch()</text:span></text:p>
      <text:p text:style-name="Text_20_body"><text:soft-page-break/>In Google Colab, you may also use <text:span text:style-name="Source_20_Text">app.launch(share=True)</text:span> to get a public link. The app will open in a new tab or an output window. You can then <text:span text:style-name="Strong_20_Emphasis">enter workout names, add exercises, list workouts</text:span>, etc., through the web interface. Any changes you make will use the classes we defined in the notebook.</text:p>
      <text:p text:style-name="Horizontal_20_Line"/>
      <text:h text:style-name="Heading_20_2" text:outline-level="2">Conclusion</text:h>
      <text:p text:style-name="Text_20_body">In this notebook, we built a simple 1-hour fitness tracker from the ground up:</text:p>
      <text:list text:style-name="L8">
        <text:list-item>
          <text:p text:style-name="P13"><text:span text:style-name="Strong_20_Emphasis">Defined Classes:</text:span> We created <text:span text:style-name="Source_20_Text">Exercise</text:span> and <text:span text:style-name="Source_20_Text">Workout</text:span> classes to encapsulate data and behavior.</text:p>
        </text:list-item>
        <text:list-item>
          <text:p text:style-name="P13"><text:span text:style-name="Strong_20_Emphasis">Applied OOP Principles:</text:span> We organized code with clear responsibilities (e.g. one class manages workout details, another manages collections of workouts). We highlighted SOLID design principles (like <text:span text:style-name="Emphasis">“Single Responsibility”</text:span><text:a xlink:type="simple" xlink:href="https://realpython.com/solid-principles-python/#:~:text=The%20single" office:target-frame-name="_blank" xlink:show="new" text:style-name="Internet_20_link" text:visited-style-name="Visited_20_Internet_20_Link">realpython.com</text:a>).</text:p>
        </text:list-item>
        <text:list-item>
          <text:p text:style-name="P13"><text:span text:style-name="Strong_20_Emphasis">Created a Manager:</text:span> The <text:span text:style-name="Source_20_Text">WorkoutManager</text:span> class handled storage and retrieval of multiple workouts, keeping that logic separate from the UI.</text:p>
        </text:list-item>
        <text:list-item>
          <text:p text:style-name="P13"><text:span text:style-name="Strong_20_Emphasis">Built a Web UI:</text:span> Using Gradio, we turned our classes into an interactive web application. Users can <text:span text:style-name="Strong_20_Emphasis">create</text:span> workouts, <text:span text:style-name="Strong_20_Emphasis">add</text:span> exercises, <text:span text:style-name="Strong_20_Emphasis">list/filter</text:span> workouts, <text:span text:style-name="Strong_20_Emphasis">rename</text:span>, and <text:span text:style-name="Strong_20_Emphasis">delete</text:span> them through an easy interface.</text:p>
        </text:list-item>
      </text:list>
      <text:p text:style-name="Text_20_body">This approach teaches the end-to-end flow: from plain Python classes (with methods and objects) to a complete web app. By organizing code with clear OOP structure and using SOLID principles, the app is easy to maintain and extend. For example, you could later add features like saving data to a file or database, or adding more detailed exercise tracking, without rewriting the core classes.</text:p>
      <text:p text:style-name="Text_20_body">Continue experimenting! Try extending the app by adding more workout fields (like calories burned), or improving the UI styling. The combination of Python OOP and Gradio makes it straightforward to grow this project into a more advanced fitness track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08:10:31.050617656</meta:creation-date>
    <dc:date>2025-07-23T08:12:11.358795780</dc:date>
    <meta:editing-duration>PT1M41S</meta:editing-duration>
    <meta:editing-cycles>1</meta:editing-cycles>
    <meta:document-statistic meta:table-count="0" meta:image-count="0" meta:object-count="0" meta:page-count="11" meta:paragraph-count="347" meta:word-count="2822" meta:character-count="21744" meta:non-whitespace-character-count="17967"/>
    <meta:generator>LibreOffice/24.8.7.2$Linux_X86_64 LibreOffice_project/480$Build-2</meta:generator>
  </office:meta>
</office:document-meta>
</file>